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imes new roman" fo:font-size="20pt" fo:font-style="italic" officeooo:paragraph-rsid="0000cdc5" style:font-size-asian="20pt" style:font-style-asian="italic" style:font-size-complex="20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fo:font-weight="bold" officeooo:paragraph-rsid="0000cdc5" style:font-size-asian="20pt" style:font-weight-asian="bold" style:font-size-complex="20pt" style:font-weight-complex="bold"/>
    </style:style>
    <style:style style:name="P3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paragraph-rsid="0000cdc5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fo:color="#000000" loext:opacity="100%" style:font-name="Times new roman" fo:font-size="14pt" officeooo:paragraph-rsid="0000cdc5" style:font-size-asian="14pt" style:font-size-complex="14pt"/>
    </style:style>
    <style:style style:name="P5" style:family="paragraph" style:parent-style-name="Standard">
      <style:text-properties fo:color="#000000" loext:opacity="100%" style:font-name="Times new roman" fo:font-size="14pt" officeooo:rsid="0000cdc5" officeooo:paragraph-rsid="0000cdc5" style:font-size-asian="14pt" style:font-size-complex="14pt"/>
    </style:style>
    <style:style style:name="T1" style:family="text">
      <style:text-properties officeooo:rsid="0000cdc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2ac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ебдев Павел Александрович</text:p>
      <text:p text:style-name="P1">гр. 5130904/30008</text:p>
      <text:p text:style-name="P2">Домашнее задание № 1</text:p>
      <text:p text:style-name="P2">Вариант: 23</text:p>
      <text:p text:style-name="P4">1. And [rbx], d<text:span text:style-name="T3">l</text:span></text:p>
      <text:p text:style-name="P5"><text:span text:style-name="T2">Opcode</text:span>: 0x83</text:p>
      <text:p text:style-name="P5"><text:span text:style-name="T2">ModR/M</text:span>: 0x03</text:p>
      <text:p text:style-name="P5"><text:span text:style-name="T2">Rex bite</text:span>: 0x41<text:line-break/><text:span text:style-name="T2">SIB bite</text:span>: 0xFF<text:line-break/><text:span text:style-name="T2">Discliment</text:span>: 0x00 0x00 0x00 0x00<text:line-break/><text:span text:style-name="T2">dl:</text:span> 0x02</text:p>
      <text:p text:style-name="P3">10000011 <text:span text:style-name="T1">000000</text:span>11 <text:span text:style-name="T1">01000001 11111111 00000000 00000000 00000000 00000000 00000010</text:span></text:p>
      <text:p text:style-name="P4"/>
      <text:p text:style-name="P4">2. 011f</text:p>
      <text:p text:style-name="P4">16i: add word ptr [bx], bx </text:p>
      <text:p text:style-name="P4">32i: add dword ptr [edi], ebx</text:p>
      <text:p text:style-name="P4">32i: at&amp;t: addl %ebx, <text:span text:style-name="T1">(</text:span>%edi<text:span text:style-name="T1">)</text:span></text:p>
      <text:p text:style-name="P4"/>
      <text:p text:style-name="P4">3. F00f sar,shr, ror</text:p>
      <text:p text:style-name="P4">1110 0000 000<text:span text:style-name="T1">0 </text:span>1111</text:p>
      <text:p text:style-name="P4">sar: 1111 1000 0000 0111 - F807</text:p>
      <text:p text:style-name="P4">shr: 0111 1000 0000 0111 - 7807</text:p>
      <text:p text:style-name="P4">ror: 111<text:span text:style-name="T1">1 1</text:span>000 000<text:span text:style-name="T1">0 0</text:span>111 - F807</text:p>
      <text:p text:style-name="P4"/>
      <text:p text:style-name="P4"><text:span text:style-name="T1">4</text:span>. 0,5</text:p>
      <text:p text:style-name="P4">Двоичная: 0,1</text:p>
      <text:p text:style-name="P4">float: 0 1111110 000000000000000000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6:50:47.820571256</meta:creation-date>
    <dc:date>2024-10-29T17:49:45.540798039</dc:date>
    <meta:editing-duration>PT56M39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21" meta:word-count="97" meta:character-count="542" meta:non-whitespace-character-count="465"/>
  </office:meta>
</office:document-meta>
</file>